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2.25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33"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34"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35" style:family="table-cell" style:parent-style-name="Default">
      <style:table-cell-properties fo:background-color="#dedce6"/>
      <style:text-properties style:font-name="Gentium Book Plus" fo:font-size="12pt" style:font-size-asian="12pt" style:font-size-complex="12pt"/>
    </style:style>
    <style:style style:name="ce36" style:family="table-cell" style:parent-style-name="Default">
      <style:table-cell-properties fo:background-color="#dde8cb"/>
      <style:text-properties style:font-name="Gentium Book Plus" fo:font-size="12pt" style:font-size-asian="12pt" style:font-size-complex="12pt"/>
    </style:style>
    <style:style style:name="ce37" style:family="table-cell" style:parent-style-name="Default">
      <style:table-cell-properties fo:background-color="#ffd8ce"/>
      <style:text-properties style:font-name="Gentium Book Plus" fo:font-size="12pt" style:font-size-asian="12pt" style:font-size-complex="12pt"/>
    </style:style>
    <style:style style:name="ce38" style:family="table-cell" style:parent-style-name="Default">
      <style:table-cell-properties fo:background-color="#e0c2cd"/>
      <style:text-properties style:font-name="Gentium Book Plus" fo:font-size="12pt" style:font-size-asian="12pt" style:font-size-complex="12pt"/>
    </style:style>
    <style:style style:name="ce39"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40" style:family="table-cell" style:parent-style-name="Default">
      <style:table-cell-properties fo:background-color="#ffd7d7"/>
      <style:text-properties style:font-name="Gentium Book Plus" fo:font-size="12pt" style:font-size-asian="12pt" style:font-size-complex="12pt"/>
    </style:style>
    <style:style style:name="ce41" style:family="table-cell" style:parent-style-name="Default">
      <style:table-cell-properties fo:background-color="#ffffd7"/>
      <style:text-properties style:font-name="Gentium Book Plus" fo:font-size="12pt" style:font-size-asian="12pt" style:font-size-complex="12pt"/>
    </style:style>
    <style:style style:name="ce42" style:family="table-cell" style:parent-style-name="Default">
      <style:table-cell-properties fo:background-color="#dee6ef"/>
      <style:text-properties style:font-name="Gentium Book Plus" fo:font-size="12pt" style:font-size-asian="12pt" style:font-size-complex="12pt"/>
    </style:style>
    <style:style style:name="ce43" style:family="table-cell" style:parent-style-name="Default">
      <style:table-cell-properties fo:background-color="#ffdbb6"/>
      <style:text-properties style:font-name="Gentium Book Plus" fo:font-size="12pt" style:font-size-asian="12pt" style:font-size-complex="12pt"/>
    </style:style>
    <style:style style:name="ce44" style:family="table-cell" style:parent-style-name="Default">
      <style:table-cell-properties fo:background-color="#dee7e5"/>
      <style:text-properties style:font-name="Gentium Book Plus" fo:font-size="12pt" style:font-size-asian="12pt" style:font-size-complex="12pt"/>
    </style:style>
    <style:style style:name="ce45" style:family="table-cell" style:parent-style-name="Default">
      <style:text-properties style:font-name="Gentium Book Plus" fo:font-size="12pt" style:font-size-asian="12pt" style:font-size-complex="12pt"/>
    </style:style>
    <style:style style:name="ce46" style:family="table-cell" style:parent-style-name="Default">
      <style:text-properties style:font-name="Gentium Book Plus" fo:font-size="12pt" fo:font-style="italic" style:font-size-asian="12pt" style:font-style-asian="italic" style:font-size-complex="12pt" style:font-style-complex="italic"/>
    </style:style>
    <style:style style:name="ce47"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48"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ce17"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18"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19" style:family="table-cell" style:parent-style-name="Default">
      <style:table-cell-properties fo:background-color="#dedce6"/>
      <style:text-properties style:font-name="Gentium Book Plus" fo:font-size="12pt" style:font-size-asian="12pt" style:font-size-complex="12pt"/>
    </style:style>
    <style:style style:name="ce20" style:family="table-cell" style:parent-style-name="Default">
      <style:table-cell-properties fo:background-color="#dde8cb"/>
      <style:text-properties style:font-name="Gentium Book Plus" fo:font-size="12pt" style:font-size-asian="12pt" style:font-size-complex="12pt"/>
    </style:style>
    <style:style style:name="ce21" style:family="table-cell" style:parent-style-name="Default">
      <style:table-cell-properties fo:background-color="#ffd8ce"/>
      <style:text-properties style:font-name="Gentium Book Plus" fo:font-size="12pt" style:font-size-asian="12pt" style:font-size-complex="12pt"/>
    </style:style>
    <style:style style:name="ce22"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24" style:family="table-cell" style:parent-style-name="Default">
      <style:table-cell-properties fo:background-color="#ffd7d7"/>
      <style:text-properties style:font-name="Gentium Book Plus" fo:font-size="12pt" style:font-size-asian="12pt" style:font-size-complex="12pt"/>
    </style:style>
    <style:style style:name="ce25" style:family="table-cell" style:parent-style-name="Default">
      <style:table-cell-properties fo:background-color="#ffffd7"/>
      <style:text-properties style:font-name="Gentium Book Plus" fo:font-size="12pt" style:font-size-asian="12pt" style:font-size-complex="12pt"/>
    </style:style>
    <style:style style:name="ce26" style:family="table-cell" style:parent-style-name="Default">
      <style:table-cell-properties fo:background-color="#dee6ef"/>
      <style:text-properties style:font-name="Gentium Book Plus" fo:font-size="12pt" style:font-size-asian="12pt" style:font-size-complex="12pt"/>
    </style:style>
    <style:style style:name="ce27" style:family="table-cell" style:parent-style-name="Default">
      <style:table-cell-properties fo:background-color="#ffdbb6"/>
      <style:text-properties style:font-name="Gentium Book Plus" fo:font-size="12pt" style:font-size-asian="12pt" style:font-size-complex="12pt"/>
    </style:style>
    <style:style style:name="ce28" style:family="table-cell" style:parent-style-name="Default">
      <style:table-cell-properties fo:background-color="#dee7e5"/>
      <style:text-properties style:font-name="Gentium Book Plus" fo:font-size="12pt" style:font-size-asian="12pt" style:font-size-complex="12pt"/>
    </style:style>
    <style:style style:name="ce29" style:family="table-cell" style:parent-style-name="Default">
      <style:text-properties style:font-name="Gentium Book Plus" fo:font-size="12pt" style:font-size-asian="12pt" style:font-size-complex="12pt"/>
    </style:style>
    <style:style style:name="ce30" style:family="table-cell" style:parent-style-name="Default">
      <style:text-properties style:font-name="Gentium Book Plus" fo:font-size="12pt" fo:font-style="italic" style:font-size-asian="12pt" style:font-style-asian="italic" style:font-size-complex="12pt" style:font-style-complex="italic"/>
    </style:style>
    <style:style style:name="ce31"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32"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loext:opacity="0%" fo:font-size="12pt" fo:language="en" fo:country="AU" style:letter-kerning="true" style:font-size-asian="12pt" style:language-asian="zh" style:country-asian="CN" style:font-size-complex="12pt" style:language-complex="hi" style:country-complex="IN"/>
    </style:style>
    <style:style style:name="T3" style:family="text">
      <style:text-properties style:text-outline="false" style:text-line-through-style="none" style:text-line-through-type="none" style:font-name="Gentium Book Plus" fo:font-size="12pt" fo:language="en" fo:country="AU"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Gentium Book Plus" fo:font-size="12pt" fo:language="en" fo:country="AU" fo:font-style="italic"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Gentium Book Plus" fo:font-size="12pt" fo:language="en" fo:country="AU"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7"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9"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7" table:default-cell-style-name="ce29"/>
        <table:table-column table:style-name="co3" table:number-columns-repeated="1014" table:default-cell-style-name="Default"/>
        <table:table-row table:style-name="ro1">
          <table:table-cell table:style-name="ce17" office:value-type="string" calcext:value-type="string">
            <text:p>coprosize v1.0.1 Copyright 2022 Piotr Bajdek</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Supplement 2. Scat diameters and body masses</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Bajdek, P., 2022. coprosize (version 1.0.1). [computer software] <text:a xlink:href="https://github.com/piotrbajdek/coprosize" xlink:type="simple">https://github.com/piotrbajdek/coprosize</text:a></text:p>
          </table:table-cell>
          <table:table-cell table:style-name="ce17" table:number-columns-repeated="6"/>
          <table:table-cell table:style-name="ce19"/>
          <table:table-cell table:number-columns-repeated="1014"/>
        </table:table-row>
        <table:table-row table:style-name="ro1">
          <table:table-cell table:style-name="ce18" table:number-columns-repeated="7"/>
          <table:table-cell table:number-columns-repeated="1015"/>
        </table:table-row>
        <table:table-row table:style-name="ro1">
          <table:table-cell table:style-name="ce17" office:value-type="string" calcext:value-type="string">
            <text:p>Taxonomy</text:p>
          </table:table-cell>
          <table:table-cell table:style-name="ce17" office:value-type="string" calcext:value-type="string">
            <text:p>Species</text:p>
          </table:table-cell>
          <table:table-cell table:style-name="ce17" office:value-type="string" calcext:value-type="string">
            <text:p>Primary diet</text:p>
          </table:table-cell>
          <table:table-cell table:style-name="ce17" office:value-type="string" calcext:value-type="string">
            <text:p>Mean scat diameter (mm)</text:p>
          </table:table-cell>
          <table:table-cell table:style-name="ce17" office:value-type="string" calcext:value-type="string">
            <text:p>Mean adult body mass (kg)</text:p>
          </table:table-cell>
          <table:table-cell table:style-name="ce17" office:value-type="string" calcext:value-type="string">
            <text:p>Reference (scat diameter)</text:p>
          </table:table-cell>
          <table:table-cell table:style-name="ce17" office:value-type="string" calcext:value-type="string">
            <text:p>Reference (body mass)</text:p>
          </table:table-cell>
          <table:table-cell table:style-name="ce17" office:value-type="string" calcext:value-type="string">
            <text:p>Remarks</text:p>
          </table:table-cell>
          <table:table-cell table:number-columns-repeated="1014"/>
        </table:table-row>
        <table:table-row table:style-name="ro1">
          <table:table-cell table:style-name="ce19" office:value-type="string" calcext:value-type="string">
            <text:p>Amniota, Mammalia, Marsupialia, Didelphimorphia</text:p>
          </table:table-cell>
          <table:table-cell table:style-name="ce30" office:value-type="string" calcext:value-type="string">
            <text:p>Didelphis marsupialis</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vulpecula</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etrogale lateralis</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johnstonii</text:p>
          </table:table-cell>
          <table:table-cell table:style-name="ce20"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hascolarctos cinereus</text:p>
          </table:table-cell>
          <table:table-cell table:style-name="ce20"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hylogale stigmatica</text:p>
          </table:table-cell>
          <table:table-cell table:style-name="ce20"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Dendrolagus lumholtzi</text:p>
          </table:table-cell>
          <table:table-cell table:style-name="ce20"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Vombatus ursinus</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9" table:number-columns-repeated="1014"/>
        </table:table-row>
        <table:table-row table:style-name="ro1">
          <table:table-cell table:style-name="ce20" office:value-type="string" calcext:value-type="string">
            <text:p>Amniota, Mammalia, Monotremata</text:p>
          </table:table-cell>
          <table:table-cell table:style-name="ce30" office:value-type="string" calcext:value-type="string">
            <text:p>Tachyglossus aculeat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Heterohyrax bruce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Procavia cap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Dendrohyrax arboreus</text:p>
          </table:table-cell>
          <table:table-cell table:style-name="ce20"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20"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20"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Antilocapridae</text:p>
          </table:table-cell>
          <table:table-cell table:style-name="ce30" office:value-type="string" calcext:value-type="string">
            <text:p>Antilocapra americana</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3.5" calcext:value-type="float">
            <text:p>53.5</text:p>
          </table:table-cell>
          <table:table-cell office:value-type="string" calcext:value-type="string">
            <text:p>Chame, M. 2003. Terrestrial mammal feces: a morphometric summary and description. 98 (Suppl. I): 71–94.</text:p>
          </table:table-cell>
          <table:table-cell office:value-type="string" calcext:value-type="string">
            <text:p>Krejci, K. and T. Dewey 2009. "Antilocapra americana" (On-line), Animal Diversity Web. Accessed June 27, 2022 at <text:a xlink:href="https://animaldiversity.org/accounts/Antilocapra_americana/" xlink:type="simple">https://animaldiversity.org/accounts/Antilocapr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eotragus moschat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Bora, S. 2002. "Neotragus moschatus" (On-line), Animal Diversity Web. Accessed June 27, 2022 at <text:a xlink:href="https://animaldiversity.org/accounts/Neotragus_moschatus/" xlink:type="simple">https://animaldiversity.org/accounts/Neotragu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sharpe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Hocking, S. 2004. "Raphicerus sharpei" (On-line), Animal Diversity Web. Accessed June 27, 2022 at <text:a xlink:href="https://animaldiversity.org/accounts/Raphicerus_sharpei/" xlink:type="simple">https://animaldiversity.org/accounts/Raphicerus_sharpe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campestr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Newell, T. 1999. "Raphicerus campestris" (On-line), Animal Diversity Web. Accessed June 27, 2022 at <text:a xlink:href="https://animaldiversity.org/accounts/Raphicerus_campestris/" xlink:type="simple">https://animaldiversity.org/accounts/Raphicerus_camp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melanot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5.5" calcext:value-type="float">
            <text:p>15.5</text:p>
          </table:table-cell>
          <table:table-cell office:value-type="string" calcext:value-type="string">
            <text:p>Chame, M. 2003. Terrestrial mammal feces: a morphometric summary and description. 98 (Suppl. I): 71–94.</text:p>
          </table:table-cell>
          <table:table-cell office:value-type="string" calcext:value-type="string">
            <text:p>Fowler, L. 2004. "Raphicerus melanotis" (On-line), Animal Diversity Web. Accessed June 27, 2022 at <text:a xlink:href="https://animaldiversity.org/accounts/Raphicerus_melanotis/" xlink:type="simple">https://animaldiversity.org/accounts/Raphicerus_melan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Madoqua kirki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eotragus oreotrag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1.9" calcext:value-type="float">
            <text:p>11.9</text:p>
          </table:table-cell>
          <table:table-cell office:value-type="string" calcext:value-type="string">
            <text:p>Chame, M. 2003. Terrestrial mammal feces: a morphometric summary and description. 98 (Suppl. I): 71–94.</text:p>
          </table:table-cell>
          <table:table-cell office:value-type="string" calcext:value-type="string">
            <text:p>Ewacha, M. 2013. "Oreotragus oreotragus" (On-line), Animal Diversity Web. Accessed June 27, 2022 at <text:a xlink:href="https://animaldiversity.org/accounts/Oreotragus_oreotragus/" xlink:type="simple">https://animaldiversity.org/accounts/Oreotragus_oreotrag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urebia oureb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Chame, M. 2003. Terrestrial mammal feces: a morphometric summary and description. 98 (Suppl. I): 71–94.</text:p>
          </table:table-cell>
          <table:table-cell office:value-type="string" calcext:value-type="string">
            <text:p>Frey, D. 2000. "Ourebia ourebi" (On-line), Animal Diversity Web. Accessed June 27, 2022 at <text:a xlink:href="https://animaldiversity.org/accounts/Ourebia_ourebi/" xlink:type="simple">https://animaldiversity.org/accounts/Ourebia_oureb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script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1.25" calcext:value-type="float">
            <text:p>51.2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scriptus" (On-line), Animal Diversity Web. Accessed June 27, 2022 at <text:a xlink:href="https://animaldiversity.org/accounts/Tragelaphus_scriptus/" xlink:type="simple">https://animaldiversity.org/accounts/Tragelaphus_scrip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epyceros melamp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2.5" calcext:value-type="float">
            <text:p>52.5</text:p>
          </table:table-cell>
          <table:table-cell office:value-type="string" calcext:value-type="string">
            <text:p>Chame, M. 2003. Terrestrial mammal feces: a morphometric summary and description. 98 (Suppl. I): 71–94.</text:p>
          </table:table-cell>
          <table:table-cell office:value-type="string" calcext:value-type="string">
            <text:p>Lundrigan, B. and K. Sproull 2000. "Aepyceros melampus" (On-line), Animal Diversity Web. Accessed June 27, 2022 at <text:a xlink:href="https://animaldiversity.org/accounts/Aepyceros_melampus/" xlink:type="simple">https://animaldiversity.org/accounts/Aepyceros_melam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anger grant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Chame, M. 2003. Terrestrial mammal feces: a morphometric summary and description. 98 (Suppl. I): 71–94.</text:p>
          </table:table-cell>
          <table:table-cell office:value-type="string" calcext:value-type="string">
            <text:p>Khankari, N. 2006. "Nanger granti" (On-line), Animal Diversity Web. Accessed June 27, 2022 at <text:a xlink:href="https://animaldiversity.org/accounts/Nanger_granti/" xlink:type="simple">https://animaldiversity.org/accounts/Nanger_gr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ntidorcas marsupialis</text:p>
          </table:table-cell>
          <table:table-cell table:style-name="ce20" office:value-type="string" calcext:value-type="string">
            <text:p>Herbivorous</text:p>
          </table:table-cell>
          <table:table-cell office:value-type="float" office:value="7" calcext:value-type="float">
            <text:p>7</text:p>
          </table:table-cell>
          <table:table-cell office:value-type="float" office:value="39.5" calcext:value-type="float">
            <text:p>39.5</text:p>
          </table:table-cell>
          <table:table-cell office:value-type="string" calcext:value-type="string">
            <text:p>Chame, M. 2003. Terrestrial mammal feces: a morphometric summary and description. 98 (Suppl. I): 71–94.</text:p>
          </table:table-cell>
          <table:table-cell office:value-type="string" calcext:value-type="string">
            <text:p>Barnard, J. 1999. "Antidorcas marsupialis" (On-line), Animal Diversity Web. Accessed June 27, 2022 at <text:a xlink:href="https://animaldiversity.org/accounts/Antidorcas_marsupialis/" xlink:type="simple">https://animaldiversity.org/accounts/Antidorcas_marsupi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s canadensis</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97.5" calcext:value-type="float">
            <text:p>97.5</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Ovis canadensis" (On-line), Animal Diversity Web. Accessed June 27, 2022 at <text:a xlink:href="https://animaldiversity.org/accounts/Ovis_canadensis/" xlink:type="simple">https://animaldiversity.org/accounts/Ovis_canad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edunca arundinum</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8" calcext:value-type="float">
            <text:p>58</text:p>
          </table:table-cell>
          <table:table-cell office:value-type="string" calcext:value-type="string">
            <text:p>Chame, M. 2003. Terrestrial mammal feces: a morphometric summary and description. 98 (Suppl. I): 71–94.</text:p>
          </table:table-cell>
          <table:table-cell office:value-type="string" calcext:value-type="string">
            <text:p>Shanklin, A. 2004. "Redunca arundinum" (On-line), Animal Diversity Web. Accessed June 27, 2022 at <text:a xlink:href="https://animaldiversity.org/accounts/Redunca_arundinum/" xlink:type="simple">https://animaldiversity.org/accounts/Redunca_arundinum/</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angasi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86.5" calcext:value-type="float">
            <text:p>86.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angasii" (On-line), Animal Diversity Web. Accessed June 27, 2022 at <text:a xlink:href="https://animaldiversity.org/accounts/Tragelaphus_angasii/" xlink:type="simple">https://animaldiversity.org/accounts/Tragelaphus_angas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yx gazella</text:p>
          </table:table-cell>
          <table:table-cell table:style-name="ce20" office:value-type="string" calcext:value-type="string">
            <text:p>Herbivorous</text:p>
          </table:table-cell>
          <table:table-cell office:value-type="float" office:value="11" calcext:value-type="float">
            <text:p>11</text:p>
          </table:table-cell>
          <table:table-cell office:value-type="float" office:value="206.25" calcext:value-type="float">
            <text:p>206.25</text:p>
          </table:table-cell>
          <table:table-cell office:value-type="string" calcext:value-type="string">
            <text:p>Chame, M. 2003. Terrestrial mammal feces: a morphometric summary and description. 98 (Suppl. I): 71–94.</text:p>
          </table:table-cell>
          <table:table-cell office:value-type="string" calcext:value-type="string">
            <text:p>Sanders, S. 2005. "Oryx gazella" (On-line), Animal Diversity Web. Accessed June 27, 2022 at <text:a xlink:href="https://animaldiversity.org/accounts/Oryx_gazella/" xlink:type="simple">https://animaldiversity.org/accounts/Oryx_gazel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Damaliscus lun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18.5" calcext:value-type="float">
            <text:p>118.5</text:p>
          </table:table-cell>
          <table:table-cell office:value-type="string" calcext:value-type="string">
            <text:p>Chame, M. 2003. Terrestrial mammal feces: a morphometric summary and description. 98 (Suppl. I): 71–94.</text:p>
          </table:table-cell>
          <table:table-cell office:value-type="string" calcext:value-type="string">
            <text:p>Newell, T. 1999. "Damaliscus lunatus" (On-line), Animal Diversity Web. Accessed June 27, 2022 at <text:a xlink:href="https://animaldiversity.org/accounts/Damaliscus_lunatus/" xlink:type="simple">https://animaldiversity.org/accounts/Damaliscus_lun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Hippotragus nige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29" calcext:value-type="float">
            <text:p>229</text:p>
          </table:table-cell>
          <table:table-cell office:value-type="string" calcext:value-type="string">
            <text:p>Chame, M. 2003. Terrestrial mammal feces: a morphometric summary and description. 98 (Suppl. I): 71–94.</text:p>
          </table:table-cell>
          <table:table-cell office:value-type="string" calcext:value-type="string">
            <text:p>Roenning, E. 2002. "Hippotragus niger" (On-line), Animal Diversity Web. Accessed June 27, 2022 at <text:a xlink:href="https://animaldiversity.org/accounts/Hippotragus_niger/" xlink:type="simple">https://animaldiversity.org/accounts/Hippotragus_nige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bos mosch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Elder, S. 2005. "Ovibos moschatus" (On-line), Animal Diversity Web. Accessed June 27, 2022 at <text:a xlink:href="https://animaldiversity.org/accounts/Ovibos_moschatus/" xlink:type="simple">https://animaldiversity.org/accounts/Ovibo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aurotragus oryx</text:p>
          </table:table-cell>
          <table:table-cell table:style-name="ce20" office:value-type="string" calcext:value-type="string">
            <text:p>Herbivorous</text:p>
          </table:table-cell>
          <table:table-cell office:value-type="float" office:value="21" calcext:value-type="float">
            <text:p>21</text:p>
          </table:table-cell>
          <table:table-cell office:value-type="float" office:value="575" calcext:value-type="float">
            <text:p>575</text:p>
          </table:table-cell>
          <table:table-cell office:value-type="string" calcext:value-type="string">
            <text:p>Chame, M. 2003. Terrestrial mammal feces: a morphometric summary and description. 98 (Suppl. I): 71–94.</text:p>
          </table:table-cell>
          <table:table-cell office:value-type="string" calcext:value-type="string">
            <text:p>Fahey, B. 1999. "Taurotragus oryx" (On-line), Animal Diversity Web. Accessed June 27, 2022 at <text:a xlink:href="https://animaldiversity.org/accounts/Taurotragus_oryx/" xlink:type="simple">https://animaldiversity.org/accounts/Taurotragus_oryx/</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Philantomba monticola</text:p>
          </table:table-cell>
          <table:table-cell table:style-name="ce19" office:value-type="string" calcext:value-type="string">
            <text:p>Omnivorous</text:p>
          </table:table-cell>
          <table:table-cell table:number-columns-repeated="2"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Siciliano, L. 2014. "Philantomba monticola" (On-line), Animal Diversity Web. Accessed June 27, 2022 at <text:a xlink:href="https://animaldiversity.org/accounts/Philantomba_monticola/" xlink:type="simple">https://animaldiversity.org/accounts/Philantomba_montico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Mazama americana</text:p>
          </table:table-cell>
          <table:table-cell table:style-name="ce20" office:value-type="string" calcext:value-type="string">
            <text:p>Herbivorous</text:p>
          </table:table-cell>
          <table:table-cell office:value-type="float" office:value="8.1" calcext:value-type="float">
            <text:p>8.1</text:p>
          </table:table-cell>
          <table:table-cell office:value-type="float" office:value="37.5" calcext:value-type="float">
            <text:p>37.5</text:p>
          </table:table-cell>
          <table:table-cell office:value-type="string" calcext:value-type="string">
            <text:p>Chame, M. 2003. Terrestrial mammal feces: a morphometric summary and description. 98 (Suppl. I): 71–94.</text:p>
          </table:table-cell>
          <table:table-cell office:value-type="string" calcext:value-type="string">
            <text:p>Kossel, K. 2013. "Mazama americana" (On-line), Animal Diversity Web. Accessed June 27, 2022 at <text:a xlink:href="https://animaldiversity.org/accounts/Mazama_americana/" xlink:type="simple">https://animaldiversity.org/accounts/Mazam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apreolus capreolus</text:p>
          </table:table-cell>
          <table:table-cell table:style-name="ce20" office:value-type="string" calcext:value-type="string">
            <text:p>Herbivorous</text:p>
          </table:table-cell>
          <table:table-cell office:value-type="float" office:value="8.5" calcext:value-type="float">
            <text:p>8.5</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 Jacques, K. 2000. "Capreolus capreolus" (On-line), Animal Diversity Web. Accessed June 27, 2022 at <text:a xlink:href="https://animaldiversity.org/accounts/Capreolus_capreolus/" xlink:type="simple">https://animaldiversity.org/accounts/Capreolus_capreolus/</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Artiodactyla, Cervidae</text:p>
          </table:table-cell>
          <table:table-cell table:style-name="ce30" office:value-type="string" calcext:value-type="string">
            <text:p>Dama dama</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Odocoileus hemionus</text:p>
          </table:table-cell>
          <table:table-cell table:style-name="ce20" office:value-type="string" calcext:value-type="string">
            <text:p>Herbivorous</text:p>
          </table:table-cell>
          <table:table-cell office:value-type="float" office:value="10.5" calcext:value-type="float">
            <text:p>10.5</text:p>
          </table:table-cell>
          <table:table-cell office:value-type="float" office:value="78.25" calcext:value-type="float">
            <text:p>78.25</text:p>
          </table:table-cell>
          <table:table-cell office:value-type="string" calcext:value-type="string">
            <text:p>Chame, M. 2003. Terrestrial mammal feces: a morphometric summary and description. 98 (Suppl. I): 71–94.</text:p>
          </table:table-cell>
          <table:table-cell office:value-type="string" calcext:value-type="string">
            <text:p>Misuraca, M. 1999. "Odocoileus hemionus" (On-line), Animal Diversity Web. Accessed June 27, 2022 at <text:a xlink:href="https://animaldiversity.org/accounts/Odocoileus_hemionus/" xlink:type="simple">https://animaldiversity.org/accounts/Odocoileus_hemio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ervus elaphus</text:p>
          </table:table-cell>
          <table:table-cell table:style-name="ce20"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Alces alce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Giraffidae</text:p>
          </table:table-cell>
          <table:table-cell table:style-name="ce30" office:value-type="string" calcext:value-type="string">
            <text:p>Giraffa camelopardalis</text:p>
          </table:table-cell>
          <table:table-cell table:style-name="ce20"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otamochoerus porcus</text:p>
          </table:table-cell>
          <table:table-cell table:style-name="ce1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hacochoerus aethiopicus</text:p>
          </table:table-cell>
          <table:table-cell table:style-name="ce1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Sus scrofa</text:p>
          </table:table-cell>
          <table:table-cell table:style-name="ce19" office:value-type="string" calcext:value-type="string">
            <text:p>Omnivorous</text:p>
          </table:table-cell>
          <table:table-cell office:value-type="float" office:value="60" calcext:value-type="float">
            <text:p>60</text:p>
          </table:table-cell>
          <table:table-cell office:value-type="float" office:value="92.5" calcext:value-type="float">
            <text:p>9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Olsen, L.-H. 2013. Tracks and signs of the animals and birds of Britain and Europe. Princeton University Press, Princeton and Oxford.</text:p>
          </table:table-cell>
          <table:table-cell office:value-type="string" calcext:value-type="string">
            <text:p>Measured from photos (n=2).</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Tayassu pecari</text:p>
          </table:table-cell>
          <table:table-cell table:style-name="ce19" office:value-type="string" calcext:value-type="string">
            <text:p>Omnivorous</text:p>
          </table:table-cell>
          <table:table-cell office:value-type="float" office:value="10.5" calcext:value-type="float">
            <text:p>10.5</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Csomos, R. 2001. "Tayassu pecari" (On-line), Animal Diversity Web. Accessed June 27, 2022 at <text:a xlink:href="https://animaldiversity.org/accounts/Tayassu_pecari/" xlink:type="simple">https://animaldiversity.org/accounts/Tayassu_pecar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Dicotyles tajacu</text:p>
          </table:table-cell>
          <table:table-cell table:style-name="ce19" office:value-type="string" calcext:value-type="string">
            <text:p>Omnivorous</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Chame, M. 2003. Terrestrial mammal feces: a morphometric summary and description. 98 (Suppl. I): 71–94.</text:p>
          </table:table-cell>
          <table:table-cell office:value-type="string" calcext:value-type="string">
            <text:p>Ingmarsson, L. 1999. "Pecari tajacu" (On-line), Animal Diversity Web. Accessed June 27, 2022 at <text:a xlink:href="https://animaldiversity.org/accounts/Pecari_tajacu/" xlink:type="simple">https://animaldiversity.org/accounts/Pecari_tajacu/</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Vulpes cham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Otocyon megaloti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erdocyon tho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up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ycaon pictus</text:p>
          </table:table-cell>
          <table:table-cell table:style-name="ce24"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Urocyon cinereoargente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upulella adust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1" office:value-type="string" calcext:value-type="string">
            <text:p><text:span text:style-name="T6">Vulpes vulp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mesomelas</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atrans</text:p>
          </table:table-cell>
          <table:table-cell table:style-name="ce1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Felis nigripes</text:p>
          </table:table-cell>
          <table:table-cell table:style-name="ce24"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tigrinu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2" office:value-type="string" calcext:value-type="string">
            <text:p><text:span text:style-name="T6">Felis silvestris</text:span></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pardali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Caracal caracal</text:p>
          </table:table-cell>
          <table:table-cell table:style-name="ce24"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ptailurus serval</text:p>
          </table:table-cell>
          <table:table-cell table:style-name="ce24"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onca</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uma concolor</text:p>
          </table:table-cell>
          <table:table-cell table:style-name="ce24"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leo</text:p>
          </table:table-cell>
          <table:table-cell table:style-name="ce24"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Cynictis penicillata</text:p>
          </table:table-cell>
          <table:table-cell table:style-name="ce24"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logale parvul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Suricata suricatt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pulverulent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Mungos mungo</text:p>
          </table:table-cell>
          <table:table-cell table:style-name="ce1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sanguine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Ichneumia albicaud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Atilax paludinosu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rpestes ichneumon</text:p>
          </table:table-cell>
          <table:table-cell table:style-name="ce1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yaenidae</text:p>
          </table:table-cell>
          <table:table-cell table:style-name="ce30" office:value-type="string" calcext:value-type="string">
            <text:p>Proteles cristata</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nivali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erminea</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frenata</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6">Mustela putorius</text:span></text:p>
          </table:table-cell>
          <table:table-cell table:style-name="ce24"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Taxidea taxu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Aonyx capensis</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Enhydra lutri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Spilogale putoriu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6">Martes martes</text:span></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6">Martes foina</text:span></text:p>
          </table:table-cell>
          <table:table-cell table:style-name="ce1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artes pennanti</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phitis mephitis</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6">Meles mel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llivora capensi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Otariidae</text:p>
          </table:table-cell>
          <table:table-cell table:style-name="ce30" office:value-type="string" calcext:value-type="string">
            <text:p>Zalophus californian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83" calcext:value-type="float">
            <text:p>183</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rice, R. 2002. "Zalophus californianus" (On-line), Animal Diversity Web. Accessed June 27, 2022 at <text:a xlink:href="https://animaldiversity.org/accounts/Zalophus_californianus/" xlink:type="simple">https://animaldiversity.org/accounts/Zalophus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Bassariscus astut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0.9" calcext:value-type="float">
            <text:p>0.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Nasua naric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Procyon lotor</text:p>
          </table:table-cell>
          <table:table-cell table:style-name="ce19" office:value-type="string" calcext:value-type="string">
            <text:p>Omnivorous</text:p>
          </table:table-cell>
          <table:table-cell office:value-type="float" office:value="19" calcext:value-type="float">
            <text:p>19</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mericanus</text:p>
          </table:table-cell>
          <table:table-cell table:style-name="ce1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Viverridae</text:p>
          </table:table-cell>
          <table:table-cell table:style-name="ce30" office:value-type="string" calcext:value-type="string">
            <text:p>Genetta tigrin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Antrozous pallidus</text:p>
          </table:table-cell>
          <table:table-cell table:style-name="ce24" office:value-type="string" calcext:value-type="string">
            <text:p>Carnivorous</text:p>
          </table:table-cell>
          <table:table-cell office:value-type="float" office:value="2.4" calcext:value-type="float">
            <text:p>2.4</text:p>
          </table:table-cell>
          <table:table-cell office:value-type="float" office:value="0.0225" calcext:value-type="float">
            <text:p>0.02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eber, K. 2009. "Antrozous pallidus" (On-line), Animal Diversity Web. Accessed June 28, 2022 at <text:a xlink:href="https://animaldiversity.org/accounts/Antrozous_pallidus/" xlink:type="simple">https://animaldiversity.org/accounts/Antrozous_pallid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Myotis lucifugus</text:p>
          </table:table-cell>
          <table:table-cell table:style-name="ce24" office:value-type="string" calcext:value-type="string">
            <text:p>Carnivorous</text:p>
          </table:table-cell>
          <table:table-cell office:value-type="float" office:value="2.5" calcext:value-type="float">
            <text:p>2.5</text:p>
          </table:table-cell>
          <table:table-cell office:value-type="float" office:value="0.0095" calcext:value-type="float">
            <text:p>0.009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Havens, A. 2006. "Myotis lucifugus" (On-line), Animal Diversity Web. Accessed June 28, 2022 at <text:a xlink:href="https://animaldiversity.org/accounts/Myotis_lucifugus/" xlink:type="simple">https://animaldiversity.org/accounts/Myotis_lucifug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Cryptotis parva</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Sorex articus</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Blarina brevicauda</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Erinaceus europaeus</text:p>
          </table:table-cell>
          <table:table-cell table:style-name="ce24"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chotona princeps</text:p>
          </table:table-cell>
          <table:table-cell table:style-name="ce20" office:value-type="string" calcext:value-type="string">
            <text:p>Herbivorous</text:p>
          </table:table-cell>
          <table:table-cell office:value-type="float" office:value="4.3" calcext:value-type="float">
            <text:p>4.3</text:p>
          </table:table-cell>
          <table:table-cell office:value-type="float" office:value="0.1485" calcext:value-type="float">
            <text:p>0.148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eri, A. 2012. "Ochotona princeps" (On-line), Animal Diversity Web. Accessed June 28, 2022 at <text:a xlink:href="https://animaldiversity.org/accounts/Ochotona_princeps/" xlink:type="simple">https://animaldiversity.org/accounts/Ochotona_princeps/</text:a></text:p>
          </table:table-cell>
          <table:table-cell office:value-type="string" calcext:value-type="string">
            <text:p>Measured from photos (n=7)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Brachylagus idahoensis</text:p>
          </table:table-cell>
          <table:table-cell table:style-name="ce20"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bachmani</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0.71" calcext:value-type="float">
            <text:p>0.7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ane, S. and R. Csomos 2002. "Sylvilagus bachmani" (On-line), Animal Diversity Web. Accessed June 28, 2022 at <text:a xlink:href="https://animaldiversity.org/accounts/Sylvilagus_bachmani/" xlink:type="simple">https://animaldiversity.org/accounts/Sylvilagus_bachmani/</text:a></text:p>
          </table:table-cell>
          <table:table-cell office:value-type="string" calcext:value-type="string">
            <text:p>Measured from photos (n=19)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floridanu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ryctolagus cunicul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townsendii</text:p>
          </table:table-cell>
          <table:table-cell table:style-name="ce20"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arcticus</text:p>
          </table:table-cell>
          <table:table-cell table:style-name="ce20"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capensi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Aplodontiidae</text:p>
          </table:table-cell>
          <table:table-cell table:style-name="ce30" office:value-type="string" calcext:value-type="string">
            <text:p>Aplodontia rufa</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canadensis</text:p>
          </table:table-cell>
          <table:table-cell table:style-name="ce20" office:value-type="string" calcext:value-type="string">
            <text:p>Herbivorous</text:p>
          </table:table-cell>
          <table:table-cell office:value-type="float" office:value="18" calcext:value-type="float">
            <text:p>18</text:p>
          </table:table-cell>
          <table:table-cell office:value-type="float" office:value="20.5" calcext:value-type="float">
            <text:p>20.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fiber</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Galea spixi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Kerodon rupestris</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montanus</text:p>
          </table:table-cell>
          <table:table-cell table:style-name="ce20"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borimus longicaudus</text:p>
          </table:table-cell>
          <table:table-cell table:style-name="ce20" office:value-type="string" calcext:value-type="string">
            <text:p>Herbivorous</text:p>
          </table:table-cell>
          <table:table-cell office:value-type="float" office:value="1.25" calcext:value-type="float">
            <text:p>1.25</text:p>
          </table:table-cell>
          <table:table-cell office:value-type="float" office:value="0.037" calcext:value-type="float">
            <text:p>0.037</text:p>
          </table:table-cell>
          <table:table-cell office:value-type="string" calcext:value-type="string">
            <text:p>Elbroch, M., Kresky, M. and Evans, J. 2012. Field guide to animal tracks and scat of California. University of California Press, Berkeley, Los Angeles, London.</text:p>
          </table:table-cell>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Dicrostonyx groenlandic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arvalis</text:p>
          </table:table-cell>
          <table:table-cell table:style-name="ce20"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office:value-type="string" calcext:value-type="string">
            <text:p>Noble, S. 2017. "Microtus arvalis" (On-line), Animal Diversity Web. Accessed June 30, 2022 at <text:a xlink:href="https://animaldiversity.org/accounts/Microtus_arvalis/" xlink:type="simple">https://animaldiversity.org/accounts/Microtus_ar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vicola amphibius</text:p>
          </table:table-cell>
          <table:table-cell table:style-name="ce1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Ondatra zibethicus</text:p>
          </table:table-cell>
          <table:table-cell table:style-name="ce19" office:value-type="string" calcext:value-type="string">
            <text:p>Omnivorous</text:p>
          </table:table-cell>
          <table:table-cell office:value-type="float" office:value="6.4" calcext:value-type="float">
            <text:p>6.4</text:p>
          </table:table-cell>
          <table:table-cell office:value-type="float" office:value="1.1358" calcext:value-type="float">
            <text:p>1.1358</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Measured from photos (n=23) in Elbroch et al. (2012).</text:p>
          </table:table-cell>
          <table:table-cell table:number-columns-repeated="1014"/>
        </table:table-row>
        <table:table-row table:style-name="ro1">
          <table:table-cell table:style-name="ce22" office:value-type="string" calcext:value-type="string">
            <text:p>Amniota, Mammalia, Placentalia, Glires, Rodentia, Cuniculidae</text:p>
          </table:table-cell>
          <table:table-cell table:style-name="ce30" office:value-type="string" calcext:value-type="string">
            <text:p>Cuniculus paca</text:p>
          </table:table-cell>
          <table:table-cell table:style-name="ce20"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Myocastor coyp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Thrichomys apereoide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rethizontidae</text:p>
          </table:table-cell>
          <table:table-cell table:style-name="ce30" office:value-type="string" calcext:value-type="string">
            <text:p>Erethizon dorsatum</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8" calcext:value-type="float">
            <text:p>8</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Geomyidae</text:p>
          </table:table-cell>
          <table:table-cell table:style-name="ce30" office:value-type="string" calcext:value-type="string">
            <text:p>Thomomys talpoide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Heteromyidae</text:p>
          </table:table-cell>
          <table:table-cell table:style-name="ce30" office:value-type="string" calcext:value-type="string">
            <text:p>Perognathus parvus</text:p>
          </table:table-cell>
          <table:table-cell table:style-name="ce1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8,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Mus musculus</text:p>
          </table:table-cell>
          <table:table-cell table:style-name="ce1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rattu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norvegicus</text:p>
          </table:table-cell>
          <table:table-cell table:style-name="ce19" office:value-type="string" calcext:value-type="string">
            <text:p>Omnivorous</text:p>
          </table:table-cell>
          <table:table-cell office:value-type="float" office:value="4.9" calcext:value-type="float">
            <text:p>4.9</text:p>
          </table:table-cell>
          <table:table-cell office:value-type="float" office:value="0.4" calcext:value-type="float">
            <text:p>0.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abert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2" calcext:value-type="float">
            <text:p>0.6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vulgaris</text:p>
          </table:table-cell>
          <table:table-cell table:style-name="ce20"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dorsalis</text:p>
          </table:table-cell>
          <table:table-cell table:style-name="ce1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stri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ciurus hudson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21297" calcext:value-type="float">
            <text:p>0.21297</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carolinensis</text:p>
          </table:table-cell>
          <table:table-cell table:style-name="ce1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Xerus inauri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erissodactyla</text:p>
          </table:table-cell>
          <table:table-cell table:style-name="ce30" office:value-type="string" calcext:value-type="string">
            <text:p>Equus burchellii</text:p>
          </table:table-cell>
          <table:table-cell table:style-name="ce20"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Alouatta caraya</text:p>
          </table:table-cell>
          <table:table-cell table:style-name="ce20"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Sapajus libidinosus</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Homo sapiens</text:p>
          </table:table-cell>
          <table:table-cell table:style-name="ce1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Dasypus novemcinctus</text:p>
          </table:table-cell>
          <table:table-cell table:style-name="ce24"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Tamandua tetradactyl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Sayornis nigrican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ctitis maculariu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Leuconotopicus villos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etrochelidon pyrrhonota</text:p>
          </table:table-cell>
          <table:table-cell table:style-name="ce24"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corax</text:p>
          </table:table-cell>
          <table:table-cell table:style-name="ce24"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allipepla californica</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endragapus obscur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tigone canadensi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ranta canad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ygnus olo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ipilo macul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asser domest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Turdus migratori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aptes aurat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inus virginian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as platyrhyncho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Geococcyx californianus</text:p>
          </table:table-cell>
          <table:table-cell table:style-name="ce1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onasa umbellus</text:p>
          </table:table-cell>
          <table:table-cell table:style-name="ce1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brachyrhynchos</text:p>
          </table:table-cell>
          <table:table-cell table:style-name="ce1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yocopus pileatus</text:p>
          </table:table-cell>
          <table:table-cell table:style-name="ce1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hasianus colchic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office:value-type="string" calcext:value-type="string">
            <text:p><text:span text:style-name="T1">Meleagris gallopavo</text:span> wild male</text:p>
          </table:table-cell>
          <table:table-cell table:style-name="ce1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omaius novaehollandiae</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moreletii</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Paleosuchus palpebrosus</text:p>
          </table:table-cell>
          <table:table-cell table:style-name="ce24"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7">The body mass is taken from a similarly sized individual of </text:span><text:span text:style-name="T8">Paleosuchus trigonatus</text:span><text:span text:style-name="T9">.</text:span></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rhombifer</text:p>
          </table:table-cell>
          <table:table-cell table:style-name="ce24"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cataphractus</text:p>
          </table:table-cell>
          <table:table-cell table:style-name="ce24"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Sceloporus occidentalis</text:p>
          </table:table-cell>
          <table:table-cell table:style-name="ce24"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hrynosoma cornutum</text:p>
          </table:table-cell>
          <table:table-cell table:style-name="ce24"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Crotalus atrox</text:p>
          </table:table-cell>
          <table:table-cell table:style-name="ce24"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ituophis catenifer</text:p>
          </table:table-cell>
          <table:table-cell table:style-name="ce24"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Vipera berus</text:p>
          </table:table-cell>
          <table:table-cell table:style-name="ce24"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ython regi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Ophiophagus hannah</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Gopherus agassizii</text:p>
          </table:table-cell>
          <table:table-cell table:style-name="ce20"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rysemys picta</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onia mydas</text:p>
          </table:table-cell>
          <table:table-cell table:style-name="ce1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Testudo hermanni</text:p>
          </table:table-cell>
          <table:table-cell table:style-name="ce1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woodhousii</text:p>
          </table:table-cell>
          <table:table-cell table:style-name="ce24"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boreas</text:p>
          </table:table-cell>
          <table:table-cell table:style-name="ce24"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Notophthalmus viridescens</text:p>
          </table:table-cell>
          <table:table-cell table:style-name="ce24"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tigrinum</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maculatum</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366">
          <table:table-cell table:number-columns-repeated="1022"/>
        </table:table-row>
        <table:table-row table:style-name="ro2" table:number-rows-repeated="1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9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8-16T21:41:48.708518961</dc:date>
    <dc:creator>Piotr Bajdek</dc:creator>
    <meta:editing-duration>P1DT23H30M2S</meta:editing-duration>
    <meta:editing-cycles>300</meta:editing-cycles>
    <meta:generator>LibreOffice/7.3.5.2$Linux_X86_64 LibreOffice_project/184fe81b8c8c30d8b5082578aee2fed2ea847c01</meta:generator>
    <meta:document-statistic meta:table-count="1" meta:cell-count="1530" meta:object-count="0"/>
  </office:meta>
</office:document-meta>
</file>